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5014500" xlink:type="simple">05014500</text:a></text:p>
          </table:table-cell>
          <table:table-cell office:value-type="string" calcext:value-type="string">
            <text:p>Swiftcurrent Creek at Many Glaci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5015500" xlink:type="simple">05015500</text:a></text:p>
          </table:table-cell>
          <table:table-cell office:value-type="string" calcext:value-type="string">
            <text:p>Lake Sherburne at Sherburn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5017500" xlink:type="simple">05017500</text:a></text:p>
          </table:table-cell>
          <table:table-cell office:value-type="string" calcext:value-type="string">
            <text:p>St. Mary River near Babb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5018000" xlink:type="simple">05018000</text:a></text:p>
          </table:table-cell>
          <table:table-cell office:value-type="string" calcext:value-type="string">
            <text:p>St. Mary Canal at intake near Babb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5018500" xlink:type="simple">05018500</text:a></text:p>
          </table:table-cell>
          <table:table-cell office:value-type="string" calcext:value-type="string">
            <text:p>St. Mary Canal at St. Mary Crossing near Babb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5020500" xlink:type="simple">05020500</text:a></text:p>
          </table:table-cell>
          <table:table-cell office:value-type="string" calcext:value-type="string">
            <text:p>St. Mary River at International Boundary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06000" xlink:type="simple">06006000</text:a></text:p>
          </table:table-cell>
          <table:table-cell office:value-type="string" calcext:value-type="string">
            <text:p>Red Rock Cr ab Lakes, nr Lakeview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12500" xlink:type="simple">06012500</text:a></text:p>
          </table:table-cell>
          <table:table-cell office:value-type="string" calcext:value-type="string">
            <text:p>Red Rock R bl Lima Reservoir nr Monid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16000" xlink:type="simple">06016000</text:a></text:p>
          </table:table-cell>
          <table:table-cell office:value-type="string" calcext:value-type="string">
            <text:p>Beaverhead River at Barrett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17000" xlink:type="simple">06017000</text:a></text:p>
          </table:table-cell>
          <table:table-cell office:value-type="string" calcext:value-type="string">
            <text:p>Beaverhead River at Dill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18500" xlink:type="simple">06018500</text:a></text:p>
          </table:table-cell>
          <table:table-cell office:value-type="string" calcext:value-type="string">
            <text:p>Beaverhead River near Twin Bridge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19500" xlink:type="simple">06019500</text:a></text:p>
          </table:table-cell>
          <table:table-cell office:value-type="string" calcext:value-type="string">
            <text:p>Ruby River above reservoir near Alder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0600" xlink:type="simple">06020600</text:a></text:p>
          </table:table-cell>
          <table:table-cell office:value-type="string" calcext:value-type="string">
            <text:p>Ruby River below reservoir near Alder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23000" xlink:type="simple">06023000</text:a></text:p>
          </table:table-cell>
          <table:table-cell office:value-type="string" calcext:value-type="string">
            <text:p>Ruby River near Twin Bridge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23100" xlink:type="simple">06023100</text:a></text:p>
          </table:table-cell>
          <table:table-cell office:value-type="string" calcext:value-type="string">
            <text:p>Beaverhead River at Twin Bridges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4450" xlink:type="simple">06024450</text:a></text:p>
          </table:table-cell>
          <table:table-cell office:value-type="string" calcext:value-type="string">
            <text:p>Big Hole River bl Big Lake Cr at Wisdom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4540" xlink:type="simple">06024540</text:a></text:p>
          </table:table-cell>
          <table:table-cell office:value-type="string" calcext:value-type="string">
            <text:p>Big Hole River bl Mudd Cr nr Wisdom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4580" xlink:type="simple">06024580</text:a></text:p>
          </table:table-cell>
          <table:table-cell office:value-type="string" calcext:value-type="string">
            <text:p>Big Hole River near Wise Riv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5250" xlink:type="simple">06025250</text:a></text:p>
          </table:table-cell>
          <table:table-cell office:value-type="string" calcext:value-type="string">
            <text:p>Big Hole River at Maiden Rock nr Divid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25500" xlink:type="simple">06025500</text:a></text:p>
          </table:table-cell>
          <table:table-cell office:value-type="string" calcext:value-type="string">
            <text:p>Big Hole River near Melros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26210" xlink:type="simple">06026210</text:a></text:p>
          </table:table-cell>
          <table:table-cell office:value-type="string" calcext:value-type="string">
            <text:p>Big Hole River near Gle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6420" xlink:type="simple">06026420</text:a></text:p>
          </table:table-cell>
          <table:table-cell office:value-type="string" calcext:value-type="string">
            <text:p>Big Hole R bl Hamilton Ditch nr Twin Bridges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26500" xlink:type="simple">06026500</text:a></text:p>
          </table:table-cell>
          <table:table-cell office:value-type="string" calcext:value-type="string">
            <text:p>Jefferson River near Twin Bridges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27600" xlink:type="simple">06027600</text:a></text:p>
          </table:table-cell>
          <table:table-cell office:value-type="string" calcext:value-type="string">
            <text:p>Jefferson River at Parsons Bdg nr Silver Star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33000" xlink:type="simple">06033000</text:a></text:p>
          </table:table-cell>
          <table:table-cell office:value-type="string" calcext:value-type="string">
            <text:p>Boulder River near Bould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35000" xlink:type="simple">06035000</text:a></text:p>
          </table:table-cell>
          <table:table-cell office:value-type="string" calcext:value-type="string">
            <text:p>Willow Creek near Harris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36650" xlink:type="simple">06036650</text:a></text:p>
          </table:table-cell>
          <table:table-cell office:value-type="string" calcext:value-type="string">
            <text:p>Jefferson River near Three Fork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36805" xlink:type="simple">06036805</text:a></text:p>
          </table:table-cell>
          <table:table-cell office:value-type="string" calcext:value-type="string">
            <text:p>Firehole River at Old Faithful, YNP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36905" xlink:type="simple">06036905</text:a></text:p>
          </table:table-cell>
          <table:table-cell office:value-type="string" calcext:value-type="string">
            <text:p>Firehole River near West Yellowston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36940" xlink:type="simple">06036940</text:a></text:p>
          </table:table-cell>
          <table:table-cell office:value-type="string" calcext:value-type="string">
            <text:p>Tantalus Creek at Norris Junction, YNP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37100" xlink:type="simple">06037100</text:a></text:p>
          </table:table-cell>
          <table:table-cell office:value-type="string" calcext:value-type="string">
            <text:p>Gibbon River at Madison Jct, YNP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37500" xlink:type="simple">06037500</text:a></text:p>
          </table:table-cell>
          <table:table-cell office:value-type="string" calcext:value-type="string">
            <text:p>Madison River near West Yellowstone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38500" xlink:type="simple">06038500</text:a></text:p>
          </table:table-cell>
          <table:table-cell office:value-type="string" calcext:value-type="string">
            <text:p>Madison River bl Hebgen Lake nr Grayling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38800" xlink:type="simple">06038800</text:a></text:p>
          </table:table-cell>
          <table:table-cell office:value-type="string" calcext:value-type="string">
            <text:p>Madison River at Kirby Ranch nr Camero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40000" xlink:type="simple">06040000</text:a></text:p>
          </table:table-cell>
          <table:table-cell office:value-type="string" calcext:value-type="string">
            <text:p>Madison River near Cameron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40800" xlink:type="simple">06040800</text:a></text:p>
          </table:table-cell>
          <table:table-cell office:value-type="string" calcext:value-type="string">
            <text:p>Madison River ab powerplant nr McAllister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41000" xlink:type="simple">06041000</text:a></text:p>
          </table:table-cell>
          <table:table-cell office:value-type="string" calcext:value-type="string">
            <text:p>Madison River bl Ennis Lake nr McAllist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43120" xlink:type="simple">06043120</text:a></text:p>
          </table:table-cell>
          <table:table-cell office:value-type="string" calcext:value-type="string">
            <text:p>Gallatin River above Deer Creek, near Big Sky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43500" xlink:type="simple">06043500</text:a></text:p>
          </table:table-cell>
          <table:table-cell office:value-type="string" calcext:value-type="string">
            <text:p>Gallatin River near Gallatin Gateway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48650" xlink:type="simple">06048650</text:a></text:p>
          </table:table-cell>
          <table:table-cell office:value-type="string" calcext:value-type="string">
            <text:p>E Gallatin R ab Water Reclamation Fa nr Bozema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50000" xlink:type="simple">06050000</text:a></text:p>
          </table:table-cell>
          <table:table-cell office:value-type="string" calcext:value-type="string">
            <text:p>Hyalite C at Hyalite R S nr Bozeman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052500" xlink:type="simple">06052500</text:a></text:p>
          </table:table-cell>
          <table:table-cell office:value-type="string" calcext:value-type="string">
            <text:p>Gallatin River at Loga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54500" xlink:type="simple">06054500</text:a></text:p>
          </table:table-cell>
          <table:table-cell office:value-type="string" calcext:value-type="string">
            <text:p>Missouri River at Tosto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61500" xlink:type="simple">06061500</text:a></text:p>
          </table:table-cell>
          <table:table-cell office:value-type="string" calcext:value-type="string">
            <text:p>Prickly Pear Creek near Clanc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62500" xlink:type="simple">06062500</text:a></text:p>
          </table:table-cell>
          <table:table-cell office:value-type="string" calcext:value-type="string">
            <text:p>Tenmile Creek near Rimini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63000" xlink:type="simple">06063000</text:a></text:p>
          </table:table-cell>
          <table:table-cell office:value-type="string" calcext:value-type="string">
            <text:p>Tenmile Creek near Helena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65500" xlink:type="simple">06065500</text:a></text:p>
          </table:table-cell>
          <table:table-cell office:value-type="string" calcext:value-type="string">
            <text:p>Missouri River bl Hauser Dam near Helen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66500" xlink:type="simple">06066500</text:a></text:p>
          </table:table-cell>
          <table:table-cell office:value-type="string" calcext:value-type="string">
            <text:p>Missouri River bl Holter Dam nr Wolf C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71300" xlink:type="simple">06071300</text:a></text:p>
          </table:table-cell>
          <table:table-cell office:value-type="string" calcext:value-type="string">
            <text:p>Little Prickly Pear Cr at Wolf C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73500" xlink:type="simple">06073500</text:a></text:p>
          </table:table-cell>
          <table:table-cell office:value-type="string" calcext:value-type="string">
            <text:p>Dearborn River near Craig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74000" xlink:type="simple">06074000</text:a></text:p>
          </table:table-cell>
          <table:table-cell office:value-type="string" calcext:value-type="string">
            <text:p>Missouri River at Cascade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76590" xlink:type="simple">06076590</text:a></text:p>
          </table:table-cell>
          <table:table-cell office:value-type="string" calcext:value-type="string">
            <text:p>Camas C nr Mouth nr White Sulphur Spring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76690" xlink:type="simple">06076690</text:a></text:p>
          </table:table-cell>
          <table:table-cell office:value-type="string" calcext:value-type="string">
            <text:p>Smith River near Ft Loga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77200" xlink:type="simple">06077200</text:a></text:p>
          </table:table-cell>
          <table:table-cell office:value-type="string" calcext:value-type="string">
            <text:p>Smith River bl Eagle Cr nr Fort Logan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077500" xlink:type="simple">06077500</text:a></text:p>
          </table:table-cell>
          <table:table-cell office:value-type="string" calcext:value-type="string">
            <text:p>Smith River near Ede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78200" xlink:type="simple">06078200</text:a></text:p>
          </table:table-cell>
          <table:table-cell office:value-type="string" calcext:value-type="string">
            <text:p>Missouri River near Ulm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78500" xlink:type="simple">06078500</text:a></text:p>
          </table:table-cell>
          <table:table-cell office:value-type="string" calcext:value-type="string">
            <text:p>North Fork Sun River near August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79000" xlink:type="simple">06079000</text:a></text:p>
          </table:table-cell>
          <table:table-cell office:value-type="string" calcext:value-type="string">
            <text:p>South Fork Sun River near August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80900" xlink:type="simple">06080900</text:a></text:p>
          </table:table-cell>
          <table:table-cell office:value-type="string" calcext:value-type="string">
            <text:p>Sun River bl Diversion Dam nr August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82200" xlink:type="simple">06082200</text:a></text:p>
          </table:table-cell>
          <table:table-cell office:value-type="string" calcext:value-type="string">
            <text:p>Sun River bl Willow Cr nr Augusta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085800" xlink:type="simple">06085800</text:a></text:p>
          </table:table-cell>
          <table:table-cell office:value-type="string" calcext:value-type="string">
            <text:p>Sun River at Simm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88500" xlink:type="simple">06088500</text:a></text:p>
          </table:table-cell>
          <table:table-cell office:value-type="string" calcext:value-type="string">
            <text:p>Muddy Creek at Vaugh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89000" xlink:type="simple">06089000</text:a></text:p>
          </table:table-cell>
          <table:table-cell office:value-type="string" calcext:value-type="string">
            <text:p>Sun River near Vaugh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90300" xlink:type="simple">06090300</text:a></text:p>
          </table:table-cell>
          <table:table-cell office:value-type="string" calcext:value-type="string">
            <text:p>Missouri River near Great Fall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90500" xlink:type="simple">06090500</text:a></text:p>
          </table:table-cell>
          <table:table-cell office:value-type="string" calcext:value-type="string">
            <text:p>Belt Creek near Monarch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90800" xlink:type="simple">06090800</text:a></text:p>
          </table:table-cell>
          <table:table-cell office:value-type="string" calcext:value-type="string">
            <text:p>Missouri River at Fort Benton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91700" xlink:type="simple">06091700</text:a></text:p>
          </table:table-cell>
          <table:table-cell office:value-type="string" calcext:value-type="string">
            <text:p>Two Medicine River bl South Fork nr Browning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92020" xlink:type="simple">06092020</text:a></text:p>
          </table:table-cell>
          <table:table-cell office:value-type="string" calcext:value-type="string">
            <text:p>Two Medicine River ab Badger Cr, nr Piegan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93200" xlink:type="simple">06093200</text:a></text:p>
          </table:table-cell>
          <table:table-cell office:value-type="string" calcext:value-type="string">
            <text:p>Badger Cr bl Four Horns Canal nr Browning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94900" xlink:type="simple">06094900</text:a></text:p>
          </table:table-cell>
          <table:table-cell office:value-type="string" calcext:value-type="string">
            <text:p>Birch Cr bl Heart Butte Road, nr Heart Butt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098120" xlink:type="simple">06098120</text:a></text:p>
          </table:table-cell>
          <table:table-cell office:value-type="string" calcext:value-type="string">
            <text:p>Birch Creek at Bullhead Bridge, nr Valier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098800" xlink:type="simple">06098800</text:a></text:p>
          </table:table-cell>
          <table:table-cell office:value-type="string" calcext:value-type="string">
            <text:p>Cut Bank Cr ab Gillam Coulee, nr Sundance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99000" xlink:type="simple">06099000</text:a></text:p>
          </table:table-cell>
          <table:table-cell office:value-type="string" calcext:value-type="string">
            <text:p>Cut Bank Creek at Cut Bank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099500" xlink:type="simple">06099500</text:a></text:p>
          </table:table-cell>
          <table:table-cell office:value-type="string" calcext:value-type="string">
            <text:p>Marias River near Shelb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01200" xlink:type="simple">06101200</text:a></text:p>
          </table:table-cell>
          <table:table-cell office:value-type="string" calcext:value-type="string">
            <text:p>Willow Creek near Galata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01500" xlink:type="simple">06101500</text:a></text:p>
          </table:table-cell>
          <table:table-cell office:value-type="string" calcext:value-type="string">
            <text:p>Marias River near Chester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101630" xlink:type="simple">06101630</text:a></text:p>
          </table:table-cell>
          <table:table-cell office:value-type="string" calcext:value-type="string">
            <text:p>Marias River at Highway 223 bridge near Chester,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02050" xlink:type="simple">06102050</text:a></text:p>
          </table:table-cell>
          <table:table-cell office:value-type="string" calcext:value-type="string">
            <text:p>Marias River near Lom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02500" xlink:type="simple">06102500</text:a></text:p>
          </table:table-cell>
          <table:table-cell office:value-type="string" calcext:value-type="string">
            <text:p>Teton River bl South Fork nr Choteau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08000" xlink:type="simple">06108000</text:a></text:p>
          </table:table-cell>
          <table:table-cell office:value-type="string" calcext:value-type="string">
            <text:p>Teton River near Dutton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08800" xlink:type="simple">06108800</text:a></text:p>
          </table:table-cell>
          <table:table-cell office:value-type="string" calcext:value-type="string">
            <text:p>Teton River at Lom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09500" xlink:type="simple">06109500</text:a></text:p>
          </table:table-cell>
          <table:table-cell office:value-type="string" calcext:value-type="string">
            <text:p>Missouri River at Virgell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10020" xlink:type="simple">06110020</text:a></text:p>
          </table:table-cell>
          <table:table-cell office:value-type="string" calcext:value-type="string">
            <text:p>Judith River above Carr Creek near Utica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111800" xlink:type="simple">06111800</text:a></text:p>
          </table:table-cell>
          <table:table-cell office:value-type="string" calcext:value-type="string">
            <text:p>Big Spring Cr at R&amp;B Trading Post nr Lewistow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14700" xlink:type="simple">06114700</text:a></text:p>
          </table:table-cell>
          <table:table-cell office:value-type="string" calcext:value-type="string">
            <text:p>Judith River nr mouth, nr Winifred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15200" xlink:type="simple">06115200</text:a></text:p>
          </table:table-cell>
          <table:table-cell office:value-type="string" calcext:value-type="string">
            <text:p>Missouri River near Landusky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119200" xlink:type="simple">06119200</text:a></text:p>
          </table:table-cell>
          <table:table-cell office:value-type="string" calcext:value-type="string">
            <text:p>South Fork Musselshell River at Martinsdal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19600" xlink:type="simple">06119600</text:a></text:p>
          </table:table-cell>
          <table:table-cell office:value-type="string" calcext:value-type="string">
            <text:p>Musselshell River nr Martinsdal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20500" xlink:type="simple">06120500</text:a></text:p>
          </table:table-cell>
          <table:table-cell office:value-type="string" calcext:value-type="string">
            <text:p>Musselshell River at Harlowt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23030" xlink:type="simple">06123030</text:a></text:p>
          </table:table-cell>
          <table:table-cell office:value-type="string" calcext:value-type="string">
            <text:p>Musselshell River ab Mud Cr nr Shawmut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25600" xlink:type="simple">06125600</text:a></text:p>
          </table:table-cell>
          <table:table-cell office:value-type="string" calcext:value-type="string">
            <text:p>Musselshell River ab Big Coulee Creek at Lavin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26500" xlink:type="simple">06126500</text:a></text:p>
          </table:table-cell>
          <table:table-cell office:value-type="string" calcext:value-type="string">
            <text:p>Musselshell River near Roundup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27500" xlink:type="simple">06127500</text:a></text:p>
          </table:table-cell>
          <table:table-cell office:value-type="string" calcext:value-type="string">
            <text:p>Musselshell River at Musselshell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30000" xlink:type="simple">06130000</text:a></text:p>
          </table:table-cell>
          <table:table-cell office:value-type="string" calcext:value-type="string">
            <text:p>Flatwillow Creek near Mosb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30500" xlink:type="simple">06130500</text:a></text:p>
          </table:table-cell>
          <table:table-cell office:value-type="string" calcext:value-type="string">
            <text:p>Musselshell River at Mosb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31200" xlink:type="simple">06131200</text:a></text:p>
          </table:table-cell>
          <table:table-cell office:value-type="string" calcext:value-type="string">
            <text:p>Nelson Creek near Van Norma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33500" xlink:type="simple">06133500</text:a></text:p>
          </table:table-cell>
          <table:table-cell office:value-type="string" calcext:value-type="string">
            <text:p>N F Milk River ab St. Mary canal nr Browning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35000" xlink:type="simple">06135000</text:a></text:p>
          </table:table-cell>
          <table:table-cell office:value-type="string" calcext:value-type="string">
            <text:p>Milk River at Eastern Crossing of Int Bndry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37570" xlink:type="simple">06137570</text:a></text:p>
          </table:table-cell>
          <table:table-cell office:value-type="string" calcext:value-type="string">
            <text:p>Boxelder Creek near Rocky Boy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37575" xlink:type="simple">06137575</text:a></text:p>
          </table:table-cell>
          <table:table-cell office:value-type="string" calcext:value-type="string">
            <text:p>Boxelder Creek at Box Elder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38580" xlink:type="simple">06138580</text:a></text:p>
          </table:table-cell>
          <table:table-cell office:value-type="string" calcext:value-type="string">
            <text:p>Big Sandy Cr ab Spring Coulee, nr Laredo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39500" xlink:type="simple">06139500</text:a></text:p>
          </table:table-cell>
          <table:table-cell office:value-type="string" calcext:value-type="string">
            <text:p>Big Sandy Creek near Havre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40500" xlink:type="simple">06140500</text:a></text:p>
          </table:table-cell>
          <table:table-cell office:value-type="string" calcext:value-type="string">
            <text:p>Milk River at Havr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42400" xlink:type="simple">06142400</text:a></text:p>
          </table:table-cell>
          <table:table-cell office:value-type="string" calcext:value-type="string">
            <text:p>Clear Creek near Chinook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51500" xlink:type="simple">06151500</text:a></text:p>
          </table:table-cell>
          <table:table-cell office:value-type="string" calcext:value-type="string">
            <text:p>Battle Creek near Chinook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54100" xlink:type="simple">06154100</text:a></text:p>
          </table:table-cell>
          <table:table-cell office:value-type="string" calcext:value-type="string">
            <text:p>Milk River near Harlem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54400" xlink:type="simple">06154400</text:a></text:p>
          </table:table-cell>
          <table:table-cell office:value-type="string" calcext:value-type="string">
            <text:p>Peoples Creek near Hay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55030" xlink:type="simple">06155030</text:a></text:p>
          </table:table-cell>
          <table:table-cell office:value-type="string" calcext:value-type="string">
            <text:p>Milk River near Dodson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55500" xlink:type="simple">06155500</text:a></text:p>
          </table:table-cell>
          <table:table-cell office:value-type="string" calcext:value-type="string">
            <text:p>Milk River at Malt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64000" xlink:type="simple">06164000</text:a></text:p>
          </table:table-cell>
          <table:table-cell office:value-type="string" calcext:value-type="string">
            <text:p>Frenchman River at international boundary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64510" xlink:type="simple">06164510</text:a></text:p>
          </table:table-cell>
          <table:table-cell office:value-type="string" calcext:value-type="string">
            <text:p>Milk River at Juneberg Bridge nr Saco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66000" xlink:type="simple">06166000</text:a></text:p>
          </table:table-cell>
          <table:table-cell office:value-type="string" calcext:value-type="string">
            <text:p>Beaver Cr bl Guston Coulee nr Saco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67500" xlink:type="simple">06167500</text:a></text:p>
          </table:table-cell>
          <table:table-cell office:value-type="string" calcext:value-type="string">
            <text:p>Beaver Creek near Hinsdal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69500" xlink:type="simple">06169500</text:a></text:p>
          </table:table-cell>
          <table:table-cell office:value-type="string" calcext:value-type="string">
            <text:p>Rock Creek bl Horse Creek nr int'l boundary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72310" xlink:type="simple">06172310</text:a></text:p>
          </table:table-cell>
          <table:table-cell office:value-type="string" calcext:value-type="string">
            <text:p>Milk River at Tampico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06174500" xlink:type="simple">06174500</text:a></text:p>
          </table:table-cell>
          <table:table-cell office:value-type="string" calcext:value-type="string">
            <text:p>Milk River at Nashu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75100" xlink:type="simple">06175100</text:a></text:p>
          </table:table-cell>
          <table:table-cell office:value-type="string" calcext:value-type="string">
            <text:p>Missouri R at W Frazer Pump Plant nr Fraz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75510" xlink:type="simple">06175510</text:a></text:p>
          </table:table-cell>
          <table:table-cell office:value-type="string" calcext:value-type="string">
            <text:p>Missouri R at E Frazer Pump Plant nr Fraz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77000" xlink:type="simple">06177000</text:a></text:p>
          </table:table-cell>
          <table:table-cell office:value-type="string" calcext:value-type="string">
            <text:p>Missouri River near Wolf Point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77500" xlink:type="simple">06177500</text:a></text:p>
          </table:table-cell>
          <table:table-cell office:value-type="string" calcext:value-type="string">
            <text:p>Redwater River at Circl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78000" xlink:type="simple">06178000</text:a></text:p>
          </table:table-cell>
          <table:table-cell office:value-type="string" calcext:value-type="string">
            <text:p>Poplar River at international boundary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78500" xlink:type="simple">06178500</text:a></text:p>
          </table:table-cell>
          <table:table-cell office:value-type="string" calcext:value-type="string">
            <text:p>East Poplar River at international boundary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81000" xlink:type="simple">06181000</text:a></text:p>
          </table:table-cell>
          <table:table-cell office:value-type="string" calcext:value-type="string">
            <text:p>Poplar River near Popla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83450" xlink:type="simple">06183450</text:a></text:p>
          </table:table-cell>
          <table:table-cell office:value-type="string" calcext:value-type="string">
            <text:p>Big Muddy Creek near Antelope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185110" xlink:type="simple">06185110</text:a></text:p>
          </table:table-cell>
          <table:table-cell office:value-type="string" calcext:value-type="string">
            <text:p>Big Muddy Creek nr mouth nr Culberts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85500" xlink:type="simple">06185500</text:a></text:p>
          </table:table-cell>
          <table:table-cell office:value-type="string" calcext:value-type="string">
            <text:p>Missouri River near Culbertson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186500" xlink:type="simple">06186500</text:a></text:p>
          </table:table-cell>
          <table:table-cell office:value-type="string" calcext:value-type="string">
            <text:p>Yellowstone River at Yellowstone Lk Outlet YNP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87915" xlink:type="simple">06187915</text:a></text:p>
          </table:table-cell>
          <table:table-cell office:value-type="string" calcext:value-type="string">
            <text:p>Soda Butte Cr at Park Bndry at Silver Gate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88000" xlink:type="simple">06188000</text:a></text:p>
          </table:table-cell>
          <table:table-cell office:value-type="string" calcext:value-type="string">
            <text:p>Lamar River nr Tower Ranger Station YNP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0540" xlink:type="simple">06190540</text:a></text:p>
          </table:table-cell>
          <table:table-cell office:value-type="string" calcext:value-type="string">
            <text:p>Boiling River at Mammoth,YNP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1000" xlink:type="simple">06191000</text:a></text:p>
          </table:table-cell>
          <table:table-cell office:value-type="string" calcext:value-type="string">
            <text:p>Gardner River near Mammoth, YNP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1500" xlink:type="simple">06191500</text:a></text:p>
          </table:table-cell>
          <table:table-cell office:value-type="string" calcext:value-type="string">
            <text:p>Yellowstone River at Corwin Spring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2500" xlink:type="simple">06192500</text:a></text:p>
          </table:table-cell>
          <table:table-cell office:value-type="string" calcext:value-type="string">
            <text:p>Yellowstone River near Livingston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92900" xlink:type="simple">06192900</text:a></text:p>
          </table:table-cell>
          <table:table-cell office:value-type="string" calcext:value-type="string">
            <text:p>Dugout Creek at mouth, nr Wilsall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2980" xlink:type="simple">06192980</text:a></text:p>
          </table:table-cell>
          <table:table-cell office:value-type="string" calcext:value-type="string">
            <text:p>Shields River ab Smith Cr, nr Wilsall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95600" xlink:type="simple">06195600</text:a></text:p>
          </table:table-cell>
          <table:table-cell office:value-type="string" calcext:value-type="string">
            <text:p>Shields River nr Livingst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5750" xlink:type="simple">06195750</text:a></text:p>
          </table:table-cell>
          <table:table-cell office:value-type="string" calcext:value-type="string">
            <text:p>Yellowstone River at Springdale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195950" xlink:type="simple">06195950</text:a></text:p>
          </table:table-cell>
          <table:table-cell office:value-type="string" calcext:value-type="string">
            <text:p>Yellowstone River at Big Timber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197800" xlink:type="simple">06197800</text:a></text:p>
          </table:table-cell>
          <table:table-cell office:value-type="string" calcext:value-type="string">
            <text:p>East Boulder River bl Dry Fork Cr nr Mcleod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00000" xlink:type="simple">06200000</text:a></text:p>
          </table:table-cell>
          <table:table-cell office:value-type="string" calcext:value-type="string">
            <text:p>Boulder River at Big Timb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04050" xlink:type="simple">06204050</text:a></text:p>
          </table:table-cell>
          <table:table-cell office:value-type="string" calcext:value-type="string">
            <text:p>West Rosebud Creek near Roscoe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204070" xlink:type="simple">06204070</text:a></text:p>
          </table:table-cell>
          <table:table-cell office:value-type="string" calcext:value-type="string">
            <text:p>W Rosebud Cr at Emerald Lk Campground nr Roscoe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05000" xlink:type="simple">06205000</text:a></text:p>
          </table:table-cell>
          <table:table-cell office:value-type="string" calcext:value-type="string">
            <text:p>Stillwater River near Absaroke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07500" xlink:type="simple">06207500</text:a></text:p>
          </table:table-cell>
          <table:table-cell office:value-type="string" calcext:value-type="string">
            <text:p>Clarks Fork Yellowstone River nr Belfry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08500" xlink:type="simple">06208500</text:a></text:p>
          </table:table-cell>
          <table:table-cell office:value-type="string" calcext:value-type="string">
            <text:p>Clarks Fork Yellowstone River at Edga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08790" xlink:type="simple">06208790</text:a></text:p>
          </table:table-cell>
          <table:table-cell office:value-type="string" calcext:value-type="string">
            <text:p>White Horse Canal near Silesi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09500" xlink:type="simple">06209500</text:a></text:p>
          </table:table-cell>
          <table:table-cell office:value-type="string" calcext:value-type="string">
            <text:p>Rock Creek near Red Lodg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11000" xlink:type="simple">06211000</text:a></text:p>
          </table:table-cell>
          <table:table-cell office:value-type="string" calcext:value-type="string">
            <text:p>Red Lodge Cr ab Cooney Re nr Boyd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11500" xlink:type="simple">06211500</text:a></text:p>
          </table:table-cell>
          <table:table-cell office:value-type="string" calcext:value-type="string">
            <text:p>Willow Creek near Boyd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14500" xlink:type="simple">06214500</text:a></text:p>
          </table:table-cell>
          <table:table-cell office:value-type="string" calcext:value-type="string">
            <text:p>Yellowstone River at Billing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86490" xlink:type="simple">06286490</text:a></text:p>
          </table:table-cell>
          <table:table-cell office:value-type="string" calcext:value-type="string">
            <text:p>Big Horn Canal near St. Xavi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87000" xlink:type="simple">06287000</text:a></text:p>
          </table:table-cell>
          <table:table-cell office:value-type="string" calcext:value-type="string">
            <text:p>Bighorn River near St. Xavier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87800" xlink:type="simple">06287800</text:a></text:p>
          </table:table-cell>
          <table:table-cell office:value-type="string" calcext:value-type="string">
            <text:p>Bighorn River at bridge, at St. Xavier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288400" xlink:type="simple">06288400</text:a></text:p>
          </table:table-cell>
          <table:table-cell office:value-type="string" calcext:value-type="string">
            <text:p>Bighorn River at Two Leggins Bridge, near Hardin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89000" xlink:type="simple">06289000</text:a></text:p>
          </table:table-cell>
          <table:table-cell office:value-type="string" calcext:value-type="string">
            <text:p>Little Bighorn River at State Line nr Wyol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94000" xlink:type="simple">06294000</text:a></text:p>
          </table:table-cell>
          <table:table-cell office:value-type="string" calcext:value-type="string">
            <text:p>Little Bighorn River near Hardi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94500" xlink:type="simple">06294500</text:a></text:p>
          </table:table-cell>
          <table:table-cell office:value-type="string" calcext:value-type="string">
            <text:p>Bighorn River ab Tullock Cr nr Bighor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295000" xlink:type="simple">06295000</text:a></text:p>
          </table:table-cell>
          <table:table-cell office:value-type="string" calcext:value-type="string">
            <text:p>Yellowstone River at Forsyth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295113" xlink:type="simple">06295113</text:a></text:p>
          </table:table-cell>
          <table:table-cell office:value-type="string" calcext:value-type="string">
            <text:p>Rosebud C at Reservation Bndry nr Kirby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295220" xlink:type="simple">06295220</text:a></text:p>
          </table:table-cell>
          <table:table-cell office:value-type="string" calcext:value-type="string">
            <text:p>Rosebud C Bel Lame Deer C nr Lame De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06300" xlink:type="simple">06306300</text:a></text:p>
          </table:table-cell>
          <table:table-cell office:value-type="string" calcext:value-type="string">
            <text:p>Tongue River at State Line nr Deck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307500" xlink:type="simple">06307500</text:a></text:p>
          </table:table-cell>
          <table:table-cell office:value-type="string" calcext:value-type="string">
            <text:p>Tongue River at Tongue R Dam nr Deck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307616" xlink:type="simple">06307616</text:a></text:p>
          </table:table-cell>
          <table:table-cell office:value-type="string" calcext:value-type="string">
            <text:p>Tongue R at Birney Day School Br nr Birne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07662" xlink:type="simple">06307662</text:a></text:p>
          </table:table-cell>
          <table:table-cell office:value-type="string" calcext:value-type="string">
            <text:p>Tongue River at Ashland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307830" xlink:type="simple">06307830</text:a></text:p>
          </table:table-cell>
          <table:table-cell office:value-type="string" calcext:value-type="string">
            <text:p>Tongue R bl Brandenberg bridge nr Ashland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08500" xlink:type="simple">06308500</text:a></text:p>
          </table:table-cell>
          <table:table-cell office:value-type="string" calcext:value-type="string">
            <text:p>Tongue River at Miles City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09000" xlink:type="simple">06309000</text:a></text:p>
          </table:table-cell>
          <table:table-cell office:value-type="string" calcext:value-type="string">
            <text:p>Yellowstone River at Miles City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24500" xlink:type="simple">06324500</text:a></text:p>
          </table:table-cell>
          <table:table-cell office:value-type="string" calcext:value-type="string">
            <text:p>Powder River at Moorhead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26500" xlink:type="simple">06326500</text:a></text:p>
          </table:table-cell>
          <table:table-cell office:value-type="string" calcext:value-type="string">
            <text:p>Powder River near Locat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27500" xlink:type="simple">06327500</text:a></text:p>
          </table:table-cell>
          <table:table-cell office:value-type="string" calcext:value-type="string">
            <text:p>Yellowstone River at Glendive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328495" xlink:type="simple">06328495</text:a></text:p>
          </table:table-cell>
          <table:table-cell office:value-type="string" calcext:value-type="string">
            <text:p>Yellowstone River Fish Bypass Channel nr Intak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06329500" xlink:type="simple">06329500</text:a></text:p>
          </table:table-cell>
          <table:table-cell office:value-type="string" calcext:value-type="string">
            <text:p>Yellowstone River near Sidney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06329610" xlink:type="simple">06329610</text:a></text:p>
          </table:table-cell>
          <table:table-cell office:value-type="string" calcext:value-type="string">
            <text:p>YELLOWSTONE R NO. 2 NR CARTWRIGHT, ND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06336600" xlink:type="simple">06336600</text:a></text:p>
          </table:table-cell>
          <table:table-cell office:value-type="string" calcext:value-type="string">
            <text:p>BEAVER CREEK NR TROTTERS, ND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00110" xlink:type="simple">12300110</text:a></text:p>
          </table:table-cell>
          <table:table-cell office:value-type="string" calcext:value-type="string">
            <text:p>Lake Koocanusa at international boundary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01250" xlink:type="simple">12301250</text:a></text:p>
          </table:table-cell>
          <table:table-cell office:value-type="string" calcext:value-type="string">
            <text:p>Tobacco River at Eureka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01919" xlink:type="simple">12301919</text:a></text:p>
          </table:table-cell>
          <table:table-cell office:value-type="string" calcext:value-type="string">
            <text:p>Lake Koocanusa at forebay, nr Libby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01933" xlink:type="simple">12301933</text:a></text:p>
          </table:table-cell>
          <table:table-cell office:value-type="string" calcext:value-type="string">
            <text:p>Kootenai River bl Libby Dam nr Libb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02055" xlink:type="simple">12302055</text:a></text:p>
          </table:table-cell>
          <table:table-cell office:value-type="string" calcext:value-type="string">
            <text:p>Fisher River near Libby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12304500" xlink:type="simple">12304500</text:a></text:p>
          </table:table-cell>
          <table:table-cell office:value-type="string" calcext:value-type="string">
            <text:p>Yaak River near Tro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05000" xlink:type="simple">12305000</text:a></text:p>
          </table:table-cell>
          <table:table-cell office:value-type="string" calcext:value-type="string">
            <text:p>KOOTENAI RIVER AT LEONIA, ID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233" xlink:type="simple">12323233</text:a></text:p>
          </table:table-cell>
          <table:table-cell office:value-type="string" calcext:value-type="string">
            <text:p>Blacktail Creek above Grove Gulch, at Butte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23242" xlink:type="simple">12323242</text:a></text:p>
          </table:table-cell>
          <table:table-cell office:value-type="string" calcext:value-type="string">
            <text:p>Silver Bow Creek at Montana Street, at Butt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250" xlink:type="simple">12323250</text:a></text:p>
          </table:table-cell>
          <table:table-cell office:value-type="string" calcext:value-type="string">
            <text:p>Silver Bow Cr bl Blacktail Cr, at Butt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600" xlink:type="simple">12323600</text:a></text:p>
          </table:table-cell>
          <table:table-cell office:value-type="string" calcext:value-type="string">
            <text:p>Silver Bow Creek at Opportunity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670" xlink:type="simple">12323670</text:a></text:p>
          </table:table-cell>
          <table:table-cell office:value-type="string" calcext:value-type="string">
            <text:p>Mill Creek nr Anaconda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700" xlink:type="simple">12323700</text:a></text:p>
          </table:table-cell>
          <table:table-cell office:value-type="string" calcext:value-type="string">
            <text:p>Mill Creek at Opportunity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710" xlink:type="simple">12323710</text:a></text:p>
          </table:table-cell>
          <table:table-cell office:value-type="string" calcext:value-type="string">
            <text:p>Willow Creek nr Anaconda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720" xlink:type="simple">12323720</text:a></text:p>
          </table:table-cell>
          <table:table-cell office:value-type="string" calcext:value-type="string">
            <text:p>Willow Creek at Opportunity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750" xlink:type="simple">12323750</text:a></text:p>
          </table:table-cell>
          <table:table-cell office:value-type="string" calcext:value-type="string">
            <text:p>Silver Bow Creek at Warm Spring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760" xlink:type="simple">12323760</text:a></text:p>
          </table:table-cell>
          <table:table-cell office:value-type="string" calcext:value-type="string">
            <text:p>Warm Springs Creek near Anacond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3770" xlink:type="simple">12323770</text:a></text:p>
          </table:table-cell>
          <table:table-cell office:value-type="string" calcext:value-type="string">
            <text:p>Warm Springs Creek at Warm Spring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800" xlink:type="simple">12323800</text:a></text:p>
          </table:table-cell>
          <table:table-cell office:value-type="string" calcext:value-type="string">
            <text:p>Clark Fork near Gale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840" xlink:type="simple">12323840</text:a></text:p>
          </table:table-cell>
          <table:table-cell office:value-type="string" calcext:value-type="string">
            <text:p>Lost Creek near Anacond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3850" xlink:type="simple">12323850</text:a></text:p>
          </table:table-cell>
          <table:table-cell office:value-type="string" calcext:value-type="string">
            <text:p>Lost Creek near Galen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4200" xlink:type="simple">12324200</text:a></text:p>
          </table:table-cell>
          <table:table-cell office:value-type="string" calcext:value-type="string">
            <text:p>Clark Fork at Deer Lodge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24400" xlink:type="simple">12324400</text:a></text:p>
          </table:table-cell>
          <table:table-cell office:value-type="string" calcext:value-type="string">
            <text:p>Clark Fork ab Little Blackfoot R nr Garris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4590" xlink:type="simple">12324590</text:a></text:p>
          </table:table-cell>
          <table:table-cell office:value-type="string" calcext:value-type="string">
            <text:p>Little Blackfoot River near Garriso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4680" xlink:type="simple">12324680</text:a></text:p>
          </table:table-cell>
          <table:table-cell office:value-type="string" calcext:value-type="string">
            <text:p>Clark Fork at Goldcreek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25000" xlink:type="simple">12325000</text:a></text:p>
          </table:table-cell>
          <table:table-cell office:value-type="string" calcext:value-type="string">
            <text:p>Georgetown Lake near Philipsburg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25500" xlink:type="simple">12325500</text:a></text:p>
          </table:table-cell>
          <table:table-cell office:value-type="string" calcext:value-type="string">
            <text:p>Flint Creek near Southern Cross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12329500" xlink:type="simple">12329500</text:a></text:p>
          </table:table-cell>
          <table:table-cell office:value-type="string" calcext:value-type="string">
            <text:p>Flint Creek at Maxvill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30000" xlink:type="simple">12330000</text:a></text:p>
          </table:table-cell>
          <table:table-cell office:value-type="string" calcext:value-type="string">
            <text:p>Boulder Creek at Maxvill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1500" xlink:type="simple">12331500</text:a></text:p>
          </table:table-cell>
          <table:table-cell office:value-type="string" calcext:value-type="string">
            <text:p>Flint Creek near Drummond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1800" xlink:type="simple">12331800</text:a></text:p>
          </table:table-cell>
          <table:table-cell office:value-type="string" calcext:value-type="string">
            <text:p>Clark Fork near Drummond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2000" xlink:type="simple">12332000</text:a></text:p>
          </table:table-cell>
          <table:table-cell office:value-type="string" calcext:value-type="string">
            <text:p>Middle Fork Rock Cr nr Philipsburg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34510" xlink:type="simple">12334510</text:a></text:p>
          </table:table-cell>
          <table:table-cell office:value-type="string" calcext:value-type="string">
            <text:p>Rock Creek near Clinto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34550" xlink:type="simple">12334550</text:a></text:p>
          </table:table-cell>
          <table:table-cell office:value-type="string" calcext:value-type="string">
            <text:p>Clark Fork at Turah Bridge nr Bonn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5100" xlink:type="simple">12335100</text:a></text:p>
          </table:table-cell>
          <table:table-cell office:value-type="string" calcext:value-type="string">
            <text:p>Blackfoot R ab Nevada Cr nr Helmvill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5500" xlink:type="simple">12335500</text:a></text:p>
          </table:table-cell>
          <table:table-cell office:value-type="string" calcext:value-type="string">
            <text:p>Nevada Cr ab reservoir, nr Helmville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38300" xlink:type="simple">12338300</text:a></text:p>
          </table:table-cell>
          <table:table-cell office:value-type="string" calcext:value-type="string">
            <text:p>NF Blackfoot R ab Dry Gulch nr Ovando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40000" xlink:type="simple">12340000</text:a></text:p>
          </table:table-cell>
          <table:table-cell office:value-type="string" calcext:value-type="string">
            <text:p>Blackfoot River near Bonn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40500" xlink:type="simple">12340500</text:a></text:p>
          </table:table-cell>
          <table:table-cell office:value-type="string" calcext:value-type="string">
            <text:p>Clark Fork above Missoula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42500" xlink:type="simple">12342500</text:a></text:p>
          </table:table-cell>
          <table:table-cell office:value-type="string" calcext:value-type="string">
            <text:p>West Fork Bitterroot River nr Conne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44000" xlink:type="simple">12344000</text:a></text:p>
          </table:table-cell>
          <table:table-cell office:value-type="string" calcext:value-type="string">
            <text:p>Bitterroot River near Darby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50250" xlink:type="simple">12350250</text:a></text:p>
          </table:table-cell>
          <table:table-cell office:value-type="string" calcext:value-type="string">
            <text:p>Bitterroot River at Bell Crossing nr Victor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52500" xlink:type="simple">12352500</text:a></text:p>
          </table:table-cell>
          <table:table-cell office:value-type="string" calcext:value-type="string">
            <text:p>Bitterroot River near Missoul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53000" xlink:type="simple">12353000</text:a></text:p>
          </table:table-cell>
          <table:table-cell office:value-type="string" calcext:value-type="string">
            <text:p>Clark Fork below Missoula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12353650" xlink:type="simple">12353650</text:a></text:p>
          </table:table-cell>
          <table:table-cell office:value-type="string" calcext:value-type="string">
            <text:p>Clark Fork at Superior,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54000" xlink:type="simple">12354000</text:a></text:p>
          </table:table-cell>
          <table:table-cell office:value-type="string" calcext:value-type="string">
            <text:p>St. Regis River near St. Regis,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12354500" xlink:type="simple">12354500</text:a></text:p>
          </table:table-cell>
          <table:table-cell office:value-type="string" calcext:value-type="string">
            <text:p>Clark Fork at St. Regi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54700" xlink:type="simple">12354700</text:a></text:p>
          </table:table-cell>
          <table:table-cell office:value-type="string" calcext:value-type="string">
            <text:p>Clark Fork near Paradise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55000" xlink:type="simple">12355000</text:a></text:p>
          </table:table-cell>
          <table:table-cell office:value-type="string" calcext:value-type="string">
            <text:p>Flathead River at Flathead British Columbia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55342" xlink:type="simple">12355342</text:a></text:p>
          </table:table-cell>
          <table:table-cell office:value-type="string" calcext:value-type="string">
            <text:p>Hallowat Creek abv Kletomus Creek, near Olney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55347" xlink:type="simple">12355347</text:a></text:p>
          </table:table-cell>
          <table:table-cell office:value-type="string" calcext:value-type="string">
            <text:p>Big Creek below Lookout Creek, near Apgar,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55500" xlink:type="simple">12355500</text:a></text:p>
          </table:table-cell>
          <table:table-cell office:value-type="string" calcext:value-type="string">
            <text:p>N F Flathead River nr Columbia Fall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58500" xlink:type="simple">12358500</text:a></text:p>
          </table:table-cell>
          <table:table-cell office:value-type="string" calcext:value-type="string">
            <text:p>M F Flathead River near West Glacier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59800" xlink:type="simple">12359800</text:a></text:p>
          </table:table-cell>
          <table:table-cell office:value-type="string" calcext:value-type="string">
            <text:p>S F Flathead R ab Twin C nr Hungry Hors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62000" xlink:type="simple">12362000</text:a></text:p>
          </table:table-cell>
          <table:table-cell office:value-type="string" calcext:value-type="string">
            <text:p>Hungry Horse Reservoir nr Hungry Horse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62500" xlink:type="simple">12362500</text:a></text:p>
          </table:table-cell>
          <table:table-cell office:value-type="string" calcext:value-type="string">
            <text:p>S F Flathead River nr Columbia Fall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63000" xlink:type="simple">12363000</text:a></text:p>
          </table:table-cell>
          <table:table-cell office:value-type="string" calcext:value-type="string">
            <text:p>Flathead River at Columbia Fall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63500" xlink:type="simple">12363500</text:a></text:p>
          </table:table-cell>
          <table:table-cell office:value-type="string" calcext:value-type="string">
            <text:p>Flathead River near Kalispell, MT</text:p>
          </table:table-cell>
        </table:table-row>
        <table:table-row table:style-name="ro4">
          <table:table-cell office:value-type="string" calcext:value-type="string">
            <text:p><text:a xlink:href="https://waterdata.usgs.gov/mt/nwis/uv/?site_no=12365700" xlink:type="simple">12365700</text:a></text:p>
          </table:table-cell>
          <table:table-cell office:value-type="string" calcext:value-type="string">
            <text:p>Stillwater River at Lawrence Park, at Kalispell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66000" xlink:type="simple">12366000</text:a></text:p>
          </table:table-cell>
          <table:table-cell office:value-type="string" calcext:value-type="string">
            <text:p>Whitefish River near Kalispell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66500" xlink:type="simple">12366500</text:a></text:p>
          </table:table-cell>
          <table:table-cell office:value-type="string" calcext:value-type="string">
            <text:p>Flathead River at Foys Bend nr Kalispell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70000" xlink:type="simple">12370000</text:a></text:p>
          </table:table-cell>
          <table:table-cell office:value-type="string" calcext:value-type="string">
            <text:p>Swan River near Bigfork, MT</text:p>
          </table:table-cell>
        </table:table-row>
        <table:table-row table:style-name="ro5">
          <table:table-cell office:value-type="string" calcext:value-type="string">
            <text:p><text:a xlink:href="https://waterdata.usgs.gov/mt/nwis/uv/?site_no=12371550" xlink:type="simple">12371550</text:a></text:p>
          </table:table-cell>
          <table:table-cell office:value-type="string" calcext:value-type="string">
            <text:p>Flathead Lake at Polson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72000" xlink:type="simple">12372000</text:a></text:p>
          </table:table-cell>
          <table:table-cell office:value-type="string" calcext:value-type="string">
            <text:p>Flathead River near Polson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77150" xlink:type="simple">12377150</text:a></text:p>
          </table:table-cell>
          <table:table-cell office:value-type="string" calcext:value-type="string">
            <text:p>Mission Creek ab reservoir nr St. Ignatius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81400" xlink:type="simple">12381400</text:a></text:p>
          </table:table-cell>
          <table:table-cell office:value-type="string" calcext:value-type="string">
            <text:p>South Fork Jocko River near Arlee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88700" xlink:type="simple">12388700</text:a></text:p>
          </table:table-cell>
          <table:table-cell office:value-type="string" calcext:value-type="string">
            <text:p>Flathead River at Perma MT</text:p>
          </table:table-cell>
        </table:table-row>
        <table:table-row table:style-name="ro3">
          <table:table-cell office:value-type="string" calcext:value-type="string">
            <text:p><text:a xlink:href="https://waterdata.usgs.gov/mt/nwis/uv/?site_no=12389000" xlink:type="simple">12389000</text:a></text:p>
          </table:table-cell>
          <table:table-cell office:value-type="string" calcext:value-type="string">
            <text:p>Clark Fork near Plain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89500" xlink:type="simple">12389500</text:a></text:p>
          </table:table-cell>
          <table:table-cell office:value-type="string" calcext:value-type="string">
            <text:p>Thompson River near Thompson Falls MT</text:p>
          </table:table-cell>
        </table:table-row>
        <table:table-row table:style-name="ro2">
          <table:table-cell office:value-type="string" calcext:value-type="string">
            <text:p><text:a xlink:href="https://waterdata.usgs.gov/mt/nwis/uv/?site_no=12390700" xlink:type="simple">12390700</text:a></text:p>
          </table:table-cell>
          <table:table-cell office:value-type="string" calcext:value-type="string">
            <text:p>Prospect Creek at Thompson Falls M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1:40:15.184060701</meta:creation-date>
    <dc:date>2022-12-15T11:47:26.797677336</dc:date>
    <meta:editing-duration>PT7M11S</meta:editing-duration>
    <meta:editing-cycles>3</meta:editing-cycles>
    <meta:generator>LibreOffice/7.3.7.2$Linux_X86_64 LibreOffice_project/30$Build-2</meta:generator>
    <meta:document-statistic meta:table-count="1" meta:cell-count="490" meta:object-count="0"/>
  </office:meta>
</office:document-meta>
</file>